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72in"/>
    </style:style>
    <style:style style:name="co3" style:family="table-column">
      <style:table-column-properties fo:break-before="auto" style:column-width="1.252in"/>
    </style:style>
    <style:style style:name="co4" style:family="table-column">
      <style:table-column-properties fo:break-before="auto" style:column-width="1.3252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0=</text:p>
          </table:table-cell>
          <table:table-cell office:value-type="float" office:value="-0.229945">
            <text:p>-0.22994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1=</text:p>
          </table:table-cell>
          <table:table-cell table:style-name="ce2" office:value-type="float" office:value="0.0000421654">
            <text:p>4.22E-005</text:p>
          </table:table-cell>
          <table:table-cell table:number-columns-repeated="3"/>
          <table:table-cell table:style-name="ce3" office:value-type="string">
            <text:p>Derive the O() for the Recursive vs. non-Recursive Fibonacci Function 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C2=</text:p>
          </table:table-cell>
          <table:table-cell table:style-name="ce2" office:value-type="float" office:value="0.00000000158692">
            <text:p>1.59E-00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=</text:p>
          </table:table-cell>
          <table:table-cell table:style-name="ce2" office:value-type="float" office:value="0.0000000016">
            <text:p>1.60E-009</text:p>
          </table:table-cell>
          <table:table-cell table:number-columns-repeated="2"/>
          <table:table-cell office:value-type="string">
            <text:p>Timing analysis for fibLo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f(n)</text:p>
          </table:table-cell>
          <table:table-cell office:value-type="string">
            <text:p>f'(n)</text:p>
          </table:table-cell>
          <table:table-cell office:value-type="string">
            <text:p>Error</text:p>
          </table:table-cell>
          <table:table-cell office:value-type="string">
            <text:p>Big O</text:p>
          </table:table-cell>
          <table:table-cell office:value-type="string">
            <text:p>difference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2" table:formula="of:=[.F11]^0" office:value-type="float" office:value="1">
            <text:p>1.00E+000</text:p>
          </table:table-cell>
          <table:table-cell table:style-name="ce2" office:value-type="float" office:value="40000">
            <text:p>4.00E+004</text:p>
          </table:table-cell>
          <table:table-cell table:style-name="ce2" table:formula="of:=[.F11]^2" office:value-type="float" office:value="1600000000">
            <text:p>1.60E+009</text:p>
          </table:table-cell>
          <table:table-cell office:value-type="float" office:value="4">
            <text:p>4</text:p>
          </table:table-cell>
          <table:table-cell table:formula="of:=[.$D$4] + [.$D$5]*[.F11] + [.$D$6]*[.G11]" office:value-type="float" office:value="3.995743">
            <text:p>3.995743</text:p>
          </table:table-cell>
          <table:table-cell table:formula="of:=[.I11]-[.H11]" office:value-type="float" office:value="-0.00425699999999996">
            <text:p>-0.004257</text:p>
          </table:table-cell>
          <table:table-cell table:formula="of:=[.$D$7]*[.G11]" office:value-type="float" office:value="2.56">
            <text:p>2.56</text:p>
          </table:table-cell>
          <table:table-cell table:formula="of:=[.K11]-[.I11]" office:value-type="float" office:value="-1.435743">
            <text:p>-1.435743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2" table:formula="of:=[.F12]^0" office:value-type="float" office:value="1">
            <text:p>1.00E+000</text:p>
          </table:table-cell>
          <table:table-cell table:style-name="ce2" office:value-type="float" office:value="45000">
            <text:p>4.50E+004</text:p>
          </table:table-cell>
          <table:table-cell table:style-name="ce2" table:formula="of:=[.F12]^2" office:value-type="float" office:value="2025000000">
            <text:p>2.03E+009</text:p>
          </table:table-cell>
          <table:table-cell office:value-type="float" office:value="5">
            <text:p>5</text:p>
          </table:table-cell>
          <table:table-cell table:formula="of:=[.$D$4] + [.$D$5]*[.F12] + [.$D$6]*[.G12]" office:value-type="float" office:value="4.881011">
            <text:p>4.881011</text:p>
          </table:table-cell>
          <table:table-cell table:formula="of:=[.I12]-[.H12]" office:value-type="float" office:value="-0.118989">
            <text:p>-0.118989</text:p>
          </table:table-cell>
          <table:table-cell table:formula="of:=[.$D$7]*[.G12]" office:value-type="float" office:value="3.24">
            <text:p>3.24</text:p>
          </table:table-cell>
          <table:table-cell table:formula="of:=[.K12]-[.I12]" office:value-type="float" office:value="-1.641011">
            <text:p>-1.641011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formula="of:=[.F13]^0" office:value-type="float" office:value="1">
            <text:p>1.00E+000</text:p>
          </table:table-cell>
          <table:table-cell table:style-name="ce2" office:value-type="float" office:value="50000">
            <text:p>5.00E+004</text:p>
          </table:table-cell>
          <table:table-cell table:style-name="ce2" table:formula="of:=[.F13]^2" office:value-type="float" office:value="2500000000">
            <text:p>2.50E+009</text:p>
          </table:table-cell>
          <table:table-cell office:value-type="float" office:value="6">
            <text:p>6</text:p>
          </table:table-cell>
          <table:table-cell table:formula="of:=[.$D$4] + [.$D$5]*[.F13] + [.$D$6]*[.G13]" office:value-type="float" office:value="5.845625">
            <text:p>5.845625</text:p>
          </table:table-cell>
          <table:table-cell table:formula="of:=[.I13]-[.H13]" office:value-type="float" office:value="-0.154375">
            <text:p>-0.154375</text:p>
          </table:table-cell>
          <table:table-cell table:formula="of:=[.$D$7]*[.G13]" office:value-type="float" office:value="4">
            <text:p>4</text:p>
          </table:table-cell>
          <table:table-cell table:formula="of:=[.K13]-[.I13]" office:value-type="float" office:value="-1.845625">
            <text:p>-1.84562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2" table:formula="of:=[.F14]^0" office:value-type="float" office:value="1">
            <text:p>1.00E+000</text:p>
          </table:table-cell>
          <table:table-cell table:style-name="ce2" office:value-type="float" office:value="55000">
            <text:p>5.50E+004</text:p>
          </table:table-cell>
          <table:table-cell table:style-name="ce2" table:formula="of:=[.F14]^2" office:value-type="float" office:value="3025000000">
            <text:p>3.03E+009</text:p>
          </table:table-cell>
          <table:table-cell office:value-type="float" office:value="7">
            <text:p>7</text:p>
          </table:table-cell>
          <table:table-cell table:formula="of:=[.$D$4] + [.$D$5]*[.F14] + [.$D$6]*[.G14]" office:value-type="float" office:value="6.889585">
            <text:p>6.889585</text:p>
          </table:table-cell>
          <table:table-cell table:formula="of:=[.I14]-[.H14]" office:value-type="float" office:value="-0.110415">
            <text:p>-0.110415</text:p>
          </table:table-cell>
          <table:table-cell table:formula="of:=[.$D$7]*[.G14]" office:value-type="float" office:value="4.84">
            <text:p>4.84</text:p>
          </table:table-cell>
          <table:table-cell table:formula="of:=[.K14]-[.I14]" office:value-type="float" office:value="-2.049585">
            <text:p>-2.04958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style-name="ce2" table:formula="of:=[.F15]^0" office:value-type="float" office:value="1">
            <text:p>1.00E+000</text:p>
          </table:table-cell>
          <table:table-cell table:style-name="ce2" office:value-type="float" office:value="60000">
            <text:p>6.00E+004</text:p>
          </table:table-cell>
          <table:table-cell table:style-name="ce2" table:formula="of:=[.F15]^2" office:value-type="float" office:value="3600000000">
            <text:p>3.60E+009</text:p>
          </table:table-cell>
          <table:table-cell office:value-type="float" office:value="8">
            <text:p>8</text:p>
          </table:table-cell>
          <table:table-cell table:formula="of:=[.$D$4] + [.$D$5]*[.F15] + [.$D$6]*[.G15]" office:value-type="float" office:value="8.012891">
            <text:p>8.012891</text:p>
          </table:table-cell>
          <table:table-cell table:formula="of:=[.I15]-[.H15]" office:value-type="float" office:value="0.0128909999999998">
            <text:p>0.012891</text:p>
          </table:table-cell>
          <table:table-cell table:formula="of:=[.$D$7]*[.G15]" office:value-type="float" office:value="5.76">
            <text:p>5.76</text:p>
          </table:table-cell>
          <table:table-cell table:formula="of:=[.K15]-[.I15]" office:value-type="float" office:value="-2.252891">
            <text:p>-2.252891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2" table:formula="of:=[.F16]^0" office:value-type="float" office:value="1">
            <text:p>1.00E+000</text:p>
          </table:table-cell>
          <table:table-cell table:style-name="ce2" office:value-type="float" office:value="65000">
            <text:p>6.50E+004</text:p>
          </table:table-cell>
          <table:table-cell table:style-name="ce2" table:formula="of:=[.F16]^2" office:value-type="float" office:value="4225000000">
            <text:p>4.23E+009</text:p>
          </table:table-cell>
          <table:table-cell office:value-type="float" office:value="9">
            <text:p>9</text:p>
          </table:table-cell>
          <table:table-cell table:formula="of:=[.$D$4] + [.$D$5]*[.F16] + [.$D$6]*[.G16]" office:value-type="float" office:value="9.215543">
            <text:p>9.215543</text:p>
          </table:table-cell>
          <table:table-cell table:formula="of:=[.I16]-[.H16]" office:value-type="float" office:value="0.215543">
            <text:p>0.215543</text:p>
          </table:table-cell>
          <table:table-cell table:formula="of:=[.$D$7]*[.G16]" office:value-type="float" office:value="6.76">
            <text:p>6.76</text:p>
          </table:table-cell>
          <table:table-cell table:formula="of:=[.K16]-[.I16]" office:value-type="float" office:value="-2.455543">
            <text:p>-2.455543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style-name="ce2" table:formula="of:=[.F17]^0" office:value-type="float" office:value="1">
            <text:p>1.00E+000</text:p>
          </table:table-cell>
          <table:table-cell table:style-name="ce2" office:value-type="float" office:value="70000">
            <text:p>7.00E+004</text:p>
          </table:table-cell>
          <table:table-cell table:style-name="ce2" table:formula="of:=[.F17]^2" office:value-type="float" office:value="4900000000">
            <text:p>4.90E+009</text:p>
          </table:table-cell>
          <table:table-cell office:value-type="float" office:value="10">
            <text:p>10</text:p>
          </table:table-cell>
          <table:table-cell table:formula="of:=[.$D$4] + [.$D$5]*[.F17] + [.$D$6]*[.G17]" office:value-type="float" office:value="10.497541">
            <text:p>10.497541</text:p>
          </table:table-cell>
          <table:table-cell table:formula="of:=[.I17]-[.H17]" office:value-type="float" office:value="0.497541">
            <text:p>0.497541</text:p>
          </table:table-cell>
          <table:table-cell table:formula="of:=[.$D$7]*[.G17]" office:value-type="float" office:value="7.84">
            <text:p>7.84</text:p>
          </table:table-cell>
          <table:table-cell table:formula="of:=[.K17]-[.I17]" office:value-type="float" office:value="-2.657541">
            <text:p>-2.657541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style-name="ce2" table:formula="of:=[.F18]^0" office:value-type="float" office:value="1">
            <text:p>1.00E+000</text:p>
          </table:table-cell>
          <table:table-cell table:style-name="ce2" office:value-type="float" office:value="75000">
            <text:p>7.50E+004</text:p>
          </table:table-cell>
          <table:table-cell table:style-name="ce2" table:formula="of:=[.F18]^2" office:value-type="float" office:value="5625000000">
            <text:p>5.63E+009</text:p>
          </table:table-cell>
          <table:table-cell office:value-type="float" office:value="12">
            <text:p>12</text:p>
          </table:table-cell>
          <table:table-cell table:formula="of:=[.$D$4] + [.$D$5]*[.F18] + [.$D$6]*[.G18]" office:value-type="float" office:value="11.858885">
            <text:p>11.858885</text:p>
          </table:table-cell>
          <table:table-cell table:formula="of:=[.I18]-[.H18]" office:value-type="float" office:value="-0.141114999999999">
            <text:p>-0.141115</text:p>
          </table:table-cell>
          <table:table-cell table:formula="of:=[.$D$7]*[.G18]" office:value-type="float" office:value="9">
            <text:p>9</text:p>
          </table:table-cell>
          <table:table-cell table:formula="of:=[.K18]-[.I18]" office:value-type="float" office:value="-2.858885">
            <text:p>-2.85888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style-name="ce2" table:formula="of:=[.F19]^0" office:value-type="float" office:value="1">
            <text:p>1.00E+000</text:p>
          </table:table-cell>
          <table:table-cell table:style-name="ce2" office:value-type="float" office:value="80000">
            <text:p>8.00E+004</text:p>
          </table:table-cell>
          <table:table-cell table:style-name="ce2" table:formula="of:=[.F19]^2" office:value-type="float" office:value="6400000000">
            <text:p>6.40E+009</text:p>
          </table:table-cell>
          <table:table-cell office:value-type="float" office:value="13">
            <text:p>13</text:p>
          </table:table-cell>
          <table:table-cell table:formula="of:=[.$D$4] + [.$D$5]*[.F19] + [.$D$6]*[.G19]" office:value-type="float" office:value="13.299575">
            <text:p>13.299575</text:p>
          </table:table-cell>
          <table:table-cell table:formula="of:=[.I19]-[.H19]" office:value-type="float" office:value="0.299575000000001">
            <text:p>0.299575</text:p>
          </table:table-cell>
          <table:table-cell table:formula="of:=[.$D$7]*[.G19]" office:value-type="float" office:value="10.24">
            <text:p>10.24</text:p>
          </table:table-cell>
          <table:table-cell table:formula="of:=[.K19]-[.I19]" office:value-type="float" office:value="-3.059575">
            <text:p>-3.05957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style-name="ce2" table:formula="of:=[.F20]^0" office:value-type="float" office:value="1">
            <text:p>1.00E+000</text:p>
          </table:table-cell>
          <table:table-cell table:style-name="ce2" office:value-type="float" office:value="85000">
            <text:p>8.50E+004</text:p>
          </table:table-cell>
          <table:table-cell table:style-name="ce2" table:formula="of:=[.F20]^2" office:value-type="float" office:value="7225000000">
            <text:p>7.23E+009</text:p>
          </table:table-cell>
          <table:table-cell office:value-type="float" office:value="14">
            <text:p>14</text:p>
          </table:table-cell>
          <table:table-cell table:formula="of:=[.$D$4] + [.$D$5]*[.F20] + [.$D$6]*[.G20]" office:value-type="float" office:value="14.819611">
            <text:p>14.819611</text:p>
          </table:table-cell>
          <table:table-cell table:formula="of:=[.I20]-[.H20]" office:value-type="float" office:value="0.819610999999998">
            <text:p>0.819611</text:p>
          </table:table-cell>
          <table:table-cell table:formula="of:=[.$D$7]*[.G20]" office:value-type="float" office:value="11.56">
            <text:p>11.56</text:p>
          </table:table-cell>
          <table:table-cell table:formula="of:=[.K20]-[.I20]" office:value-type="float" office:value="-3.259611">
            <text:p>-3.259611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style-name="ce2" table:formula="of:=[.F21]^0" office:value-type="float" office:value="1">
            <text:p>1.00E+000</text:p>
          </table:table-cell>
          <table:table-cell table:style-name="ce2" office:value-type="float" office:value="90000">
            <text:p>9.00E+004</text:p>
          </table:table-cell>
          <table:table-cell table:style-name="ce2" table:formula="of:=[.F21]^2" office:value-type="float" office:value="8100000000">
            <text:p>8.10E+009</text:p>
          </table:table-cell>
          <table:table-cell office:value-type="float" office:value="17">
            <text:p>17</text:p>
          </table:table-cell>
          <table:table-cell table:formula="of:=[.$D$4] + [.$D$5]*[.F21] + [.$D$6]*[.G21]" office:value-type="float" office:value="16.418993">
            <text:p>16.418993</text:p>
          </table:table-cell>
          <table:table-cell table:formula="of:=[.I21]-[.H21]" office:value-type="float" office:value="-0.581007">
            <text:p>-0.581007</text:p>
          </table:table-cell>
          <table:table-cell table:formula="of:=[.$D$7]*[.G21]" office:value-type="float" office:value="12.96">
            <text:p>12.96</text:p>
          </table:table-cell>
          <table:table-cell table:formula="of:=[.K21]-[.I21]" office:value-type="float" office:value="-3.458993">
            <text:p>-3.458993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style-name="ce2" table:formula="of:=[.F22]^0" office:value-type="float" office:value="1">
            <text:p>1.00E+000</text:p>
          </table:table-cell>
          <table:table-cell table:style-name="ce2" office:value-type="float" office:value="95000">
            <text:p>9.50E+004</text:p>
          </table:table-cell>
          <table:table-cell table:style-name="ce2" table:formula="of:=[.F22]^2" office:value-type="float" office:value="9025000000">
            <text:p>9.03E+009</text:p>
          </table:table-cell>
          <table:table-cell office:value-type="float" office:value="19">
            <text:p>19</text:p>
          </table:table-cell>
          <table:table-cell table:formula="of:=[.$D$4] + [.$D$5]*[.F22] + [.$D$6]*[.G22]" office:value-type="float" office:value="18.097721">
            <text:p>18.097721</text:p>
          </table:table-cell>
          <table:table-cell table:formula="of:=[.I22]-[.H22]" office:value-type="float" office:value="-0.902279">
            <text:p>-0.902279</text:p>
          </table:table-cell>
          <table:table-cell table:formula="of:=[.$D$7]*[.G22]" office:value-type="float" office:value="14.44">
            <text:p>14.44</text:p>
          </table:table-cell>
          <table:table-cell table:formula="of:=[.K22]-[.I22]" office:value-type="float" office:value="-3.657721">
            <text:p>-3.657721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style-name="ce2" table:formula="of:=[.F23]^0" office:value-type="float" office:value="1">
            <text:p>1.00E+000</text:p>
          </table:table-cell>
          <table:table-cell table:style-name="ce2" office:value-type="float" office:value="100000">
            <text:p>1.00E+005</text:p>
          </table:table-cell>
          <table:table-cell table:style-name="ce2" table:formula="of:=[.F23]^2" office:value-type="float" office:value="10000000000">
            <text:p>1.00E+010</text:p>
          </table:table-cell>
          <table:table-cell office:value-type="float" office:value="21">
            <text:p>21</text:p>
          </table:table-cell>
          <table:table-cell table:formula="of:=[.$D$4] + [.$D$5]*[.F23] + [.$D$6]*[.G23]" office:value-type="float" office:value="19.855795">
            <text:p>19.855795</text:p>
          </table:table-cell>
          <table:table-cell table:formula="of:=[.I23]-[.H23]" office:value-type="float" office:value="-1.144205">
            <text:p>-1.144205</text:p>
          </table:table-cell>
          <table:table-cell table:formula="of:=[.$D$7]*[.G23]" office:value-type="float" office:value="16">
            <text:p>16</text:p>
          </table:table-cell>
          <table:table-cell table:formula="of:=[.K23]-[.I23]" office:value-type="float" office:value="-3.855795">
            <text:p>-3.85579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style-name="ce2" table:formula="of:=[.F24]^0" office:value-type="float" office:value="1">
            <text:p>1.00E+000</text:p>
          </table:table-cell>
          <table:table-cell table:style-name="ce2" office:value-type="float" office:value="105000">
            <text:p>1.05E+005</text:p>
          </table:table-cell>
          <table:table-cell table:style-name="ce2" table:formula="of:=[.F24]^2" office:value-type="float" office:value="11025000000">
            <text:p>1.10E+010</text:p>
          </table:table-cell>
          <table:table-cell office:value-type="float" office:value="21">
            <text:p>21</text:p>
          </table:table-cell>
          <table:table-cell table:formula="of:=[.$D$4] + [.$D$5]*[.F24] + [.$D$6]*[.G24]" office:value-type="float" office:value="21.693215">
            <text:p>21.693215</text:p>
          </table:table-cell>
          <table:table-cell table:formula="of:=[.I24]-[.H24]" office:value-type="float" office:value="0.693214999999999">
            <text:p>0.693215</text:p>
          </table:table-cell>
          <table:table-cell table:formula="of:=[.$D$7]*[.G24]" office:value-type="float" office:value="17.64">
            <text:p>17.64</text:p>
          </table:table-cell>
          <table:table-cell table:formula="of:=[.K24]-[.I24]" office:value-type="float" office:value="-4.053215">
            <text:p>-4.05321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style-name="ce2" table:formula="of:=[.F25]^0" office:value-type="float" office:value="1">
            <text:p>1.00E+000</text:p>
          </table:table-cell>
          <table:table-cell table:style-name="ce2" office:value-type="float" office:value="110000">
            <text:p>1.10E+005</text:p>
          </table:table-cell>
          <table:table-cell table:style-name="ce2" table:formula="of:=[.F25]^2" office:value-type="float" office:value="12100000000">
            <text:p>1.21E+010</text:p>
          </table:table-cell>
          <table:table-cell office:value-type="float" office:value="23">
            <text:p>23</text:p>
          </table:table-cell>
          <table:table-cell table:formula="of:=[.$D$4] + [.$D$5]*[.F25] + [.$D$6]*[.G25]" office:value-type="float" office:value="23.609981">
            <text:p>23.609981</text:p>
          </table:table-cell>
          <table:table-cell table:formula="of:=[.I25]-[.H25]" office:value-type="float" office:value="0.609981000000001">
            <text:p>0.609981</text:p>
          </table:table-cell>
          <table:table-cell table:formula="of:=[.$D$7]*[.G25]" office:value-type="float" office:value="19.36">
            <text:p>19.36</text:p>
          </table:table-cell>
          <table:table-cell table:formula="of:=[.K25]-[.I25]" office:value-type="float" office:value="-4.249981">
            <text:p>-4.249981</text:p>
          </table:table-cell>
          <table:table-cell table:number-columns-repeated="1012"/>
        </table:table-row>
        <table:table-row table:style-name="ro1" table:number-rows-repeated="4">
          <table:table-cell table:number-columns-repeated="4"/>
          <table:table-cell table:style-name="ce2" table:number-columns-repeated="3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Sheet1.M50" table:end-x="0.574in" table:end-y="0.0319in" draw:z-index="0" draw:style-name="gr1" draw:text-style-name="P1" svg:width="6.2988in" svg:height="3.5429in" svg:x="0.0402in" svg:y="0.076in">
              <draw:object draw:notify-on-update-of-ranges="Sheet1.F11:Sheet1.F25 Sheet1.H10:Sheet1.H10 Sheet1.H11:Sheet1.H25 Sheet1.F11:Sheet1.F25 Sheet1.I10:Sheet1.I10 Sheet1.I11:Sheet1.I25 Sheet1.F11:Sheet1.F25 Sheet1.K10:Sheet1.K10 Sheet1.K11:Sheet1.K25 Sheet1.F11:Sheet1.F25 Sheet1.L10:Sheet1.L10 Sheet1.L11:Sheet1.L2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0=</text:p>
          </table:table-cell>
          <table:table-cell office:value-type="float" office:value="-1.3597">
            <text:p>-1.359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1=</text:p>
          </table:table-cell>
          <table:table-cell table:style-name="ce2" office:value-type="float" office:value="0.0000382857">
            <text:p>3.83E-005</text:p>
          </table:table-cell>
          <table:table-cell table:number-columns-repeated="3"/>
          <table:table-cell table:style-name="ce3" office:value-type="string">
            <text:p>Derive the O() for the Recursive vs. non-Recursive Fibonacci Function 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C2=</text:p>
          </table:table-cell>
          <table:table-cell table:style-name="ce2" office:value-type="float" office:value="0.000000000692975">
            <text:p>6.93E-0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=</text:p>
          </table:table-cell>
          <table:table-cell table:style-name="ce2" office:value-type="float" office:value="0.0000000007">
            <text:p>7.00E-010</text:p>
          </table:table-cell>
          <table:table-cell table:number-columns-repeated="2"/>
          <table:table-cell office:value-type="string">
            <text:p>Timing analysis for fibAray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f(n)</text:p>
          </table:table-cell>
          <table:table-cell office:value-type="string">
            <text:p>f'(n)</text:p>
          </table:table-cell>
          <table:table-cell office:value-type="string">
            <text:p>Error</text:p>
          </table:table-cell>
          <table:table-cell office:value-type="string">
            <text:p>Big O</text:p>
          </table:table-cell>
          <table:table-cell office:value-type="string">
            <text:p>difference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2" table:formula="of:=[.F11]^0" office:value-type="float" office:value="1">
            <text:p>1.00E+000</text:p>
          </table:table-cell>
          <table:table-cell table:style-name="ce2" office:value-type="float" office:value="40000">
            <text:p>4.00E+004</text:p>
          </table:table-cell>
          <table:table-cell table:style-name="ce2" table:formula="of:=[.F11]^2" office:value-type="float" office:value="1600000000">
            <text:p>1.60E+009</text:p>
          </table:table-cell>
          <table:table-cell office:value-type="float" office:value="1">
            <text:p>1</text:p>
          </table:table-cell>
          <table:table-cell table:formula="of:=[.$D$4] + [.$D$5]*[.F11] + [.$D$6]*[.G11]" office:value-type="float" office:value="1.280488">
            <text:p>1.280488</text:p>
          </table:table-cell>
          <table:table-cell table:formula="of:=[.I11]-[.H11]" office:value-type="float" office:value="0.280488">
            <text:p>0.280488</text:p>
          </table:table-cell>
          <table:table-cell table:formula="of:=[.$D$7]*[.G11]" office:value-type="float" office:value="1.12">
            <text:p>1.12</text:p>
          </table:table-cell>
          <table:table-cell table:formula="of:=[.I11]-[.K11]" office:value-type="float" office:value="0.160488">
            <text:p>0.160488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2" table:formula="of:=[.F12]^0" office:value-type="float" office:value="1">
            <text:p>1.00E+000</text:p>
          </table:table-cell>
          <table:table-cell table:style-name="ce2" office:value-type="float" office:value="45000">
            <text:p>4.50E+004</text:p>
          </table:table-cell>
          <table:table-cell table:style-name="ce2" table:formula="of:=[.F12]^2" office:value-type="float" office:value="2025000000">
            <text:p>2.03E+009</text:p>
          </table:table-cell>
          <table:table-cell office:value-type="float" office:value="2">
            <text:p>2</text:p>
          </table:table-cell>
          <table:table-cell table:formula="of:=[.$D$4] + [.$D$5]*[.F12] + [.$D$6]*[.G12]" office:value-type="float" office:value="1.766430875">
            <text:p>1.766430875</text:p>
          </table:table-cell>
          <table:table-cell table:formula="of:=[.I12]-[.H12]" office:value-type="float" office:value="-0.233569125">
            <text:p>-0.233569125</text:p>
          </table:table-cell>
          <table:table-cell table:formula="of:=[.$D$7]*[.G12]" office:value-type="float" office:value="1.4175">
            <text:p>1.4175</text:p>
          </table:table-cell>
          <table:table-cell table:formula="of:=[.I12]-[.K12]" office:value-type="float" office:value="0.348930875">
            <text:p>0.34893087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formula="of:=[.F13]^0" office:value-type="float" office:value="1">
            <text:p>1.00E+000</text:p>
          </table:table-cell>
          <table:table-cell table:style-name="ce2" office:value-type="float" office:value="50000">
            <text:p>5.00E+004</text:p>
          </table:table-cell>
          <table:table-cell table:style-name="ce2" table:formula="of:=[.F13]^2" office:value-type="float" office:value="2500000000">
            <text:p>2.50E+009</text:p>
          </table:table-cell>
          <table:table-cell office:value-type="float" office:value="2">
            <text:p>2</text:p>
          </table:table-cell>
          <table:table-cell table:formula="of:=[.$D$4] + [.$D$5]*[.F13] + [.$D$6]*[.G13]" office:value-type="float" office:value="2.2870225">
            <text:p>2.2870225</text:p>
          </table:table-cell>
          <table:table-cell table:formula="of:=[.I13]-[.H13]" office:value-type="float" office:value="0.2870225">
            <text:p>0.2870225</text:p>
          </table:table-cell>
          <table:table-cell table:formula="of:=[.$D$7]*[.G13]" office:value-type="float" office:value="1.75">
            <text:p>1.75</text:p>
          </table:table-cell>
          <table:table-cell table:formula="of:=[.I13]-[.K13]" office:value-type="float" office:value="0.5370225">
            <text:p>0.537022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2" table:formula="of:=[.F14]^0" office:value-type="float" office:value="1">
            <text:p>1.00E+000</text:p>
          </table:table-cell>
          <table:table-cell table:style-name="ce2" office:value-type="float" office:value="55000">
            <text:p>5.50E+004</text:p>
          </table:table-cell>
          <table:table-cell table:style-name="ce2" table:formula="of:=[.F14]^2" office:value-type="float" office:value="3025000000">
            <text:p>3.03E+009</text:p>
          </table:table-cell>
          <table:table-cell office:value-type="float" office:value="3">
            <text:p>3</text:p>
          </table:table-cell>
          <table:table-cell table:formula="of:=[.$D$4] + [.$D$5]*[.F14] + [.$D$6]*[.G14]" office:value-type="float" office:value="2.842262875">
            <text:p>2.842262875</text:p>
          </table:table-cell>
          <table:table-cell table:formula="of:=[.I14]-[.H14]" office:value-type="float" office:value="-0.157737125">
            <text:p>-0.157737125</text:p>
          </table:table-cell>
          <table:table-cell table:formula="of:=[.$D$7]*[.G14]" office:value-type="float" office:value="2.1175">
            <text:p>2.1175</text:p>
          </table:table-cell>
          <table:table-cell table:formula="of:=[.I14]-[.K14]" office:value-type="float" office:value="0.724762875">
            <text:p>0.72476287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style-name="ce2" table:formula="of:=[.F15]^0" office:value-type="float" office:value="1">
            <text:p>1.00E+000</text:p>
          </table:table-cell>
          <table:table-cell table:style-name="ce2" office:value-type="float" office:value="60000">
            <text:p>6.00E+004</text:p>
          </table:table-cell>
          <table:table-cell table:style-name="ce2" table:formula="of:=[.F15]^2" office:value-type="float" office:value="3600000000">
            <text:p>3.60E+009</text:p>
          </table:table-cell>
          <table:table-cell office:value-type="float" office:value="4">
            <text:p>4</text:p>
          </table:table-cell>
          <table:table-cell table:formula="of:=[.$D$4] + [.$D$5]*[.F15] + [.$D$6]*[.G15]" office:value-type="float" office:value="3.432152">
            <text:p>3.432152</text:p>
          </table:table-cell>
          <table:table-cell table:formula="of:=[.I15]-[.H15]" office:value-type="float" office:value="-0.567848">
            <text:p>-0.567848</text:p>
          </table:table-cell>
          <table:table-cell table:formula="of:=[.$D$7]*[.G15]" office:value-type="float" office:value="2.52">
            <text:p>2.52</text:p>
          </table:table-cell>
          <table:table-cell table:formula="of:=[.I15]-[.K15]" office:value-type="float" office:value="0.912152">
            <text:p>0.912152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2" table:formula="of:=[.F16]^0" office:value-type="float" office:value="1">
            <text:p>1.00E+000</text:p>
          </table:table-cell>
          <table:table-cell table:style-name="ce2" office:value-type="float" office:value="65000">
            <text:p>6.50E+004</text:p>
          </table:table-cell>
          <table:table-cell table:style-name="ce2" table:formula="of:=[.F16]^2" office:value-type="float" office:value="4225000000">
            <text:p>4.23E+009</text:p>
          </table:table-cell>
          <table:table-cell office:value-type="float" office:value="4">
            <text:p>4</text:p>
          </table:table-cell>
          <table:table-cell table:formula="of:=[.$D$4] + [.$D$5]*[.F16] + [.$D$6]*[.G16]" office:value-type="float" office:value="4.056689875">
            <text:p>4.056689875</text:p>
          </table:table-cell>
          <table:table-cell table:formula="of:=[.I16]-[.H16]" office:value-type="float" office:value="0.056689875">
            <text:p>0.056689875</text:p>
          </table:table-cell>
          <table:table-cell table:formula="of:=[.$D$7]*[.G16]" office:value-type="float" office:value="2.9575">
            <text:p>2.9575</text:p>
          </table:table-cell>
          <table:table-cell table:formula="of:=[.I16]-[.K16]" office:value-type="float" office:value="1.099189875">
            <text:p>1.09918987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style-name="ce2" table:formula="of:=[.F17]^0" office:value-type="float" office:value="1">
            <text:p>1.00E+000</text:p>
          </table:table-cell>
          <table:table-cell table:style-name="ce2" office:value-type="float" office:value="70000">
            <text:p>7.00E+004</text:p>
          </table:table-cell>
          <table:table-cell table:style-name="ce2" table:formula="of:=[.F17]^2" office:value-type="float" office:value="4900000000">
            <text:p>4.90E+009</text:p>
          </table:table-cell>
          <table:table-cell office:value-type="float" office:value="5">
            <text:p>5</text:p>
          </table:table-cell>
          <table:table-cell table:formula="of:=[.$D$4] + [.$D$5]*[.F17] + [.$D$6]*[.G17]" office:value-type="float" office:value="4.7158765">
            <text:p>4.7158765</text:p>
          </table:table-cell>
          <table:table-cell table:formula="of:=[.I17]-[.H17]" office:value-type="float" office:value="-0.2841235">
            <text:p>-0.2841235</text:p>
          </table:table-cell>
          <table:table-cell table:formula="of:=[.$D$7]*[.G17]" office:value-type="float" office:value="3.43">
            <text:p>3.43</text:p>
          </table:table-cell>
          <table:table-cell table:formula="of:=[.I17]-[.K17]" office:value-type="float" office:value="1.2858765">
            <text:p>1.285876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style-name="ce2" table:formula="of:=[.F18]^0" office:value-type="float" office:value="1">
            <text:p>1.00E+000</text:p>
          </table:table-cell>
          <table:table-cell table:style-name="ce2" office:value-type="float" office:value="75000">
            <text:p>7.50E+004</text:p>
          </table:table-cell>
          <table:table-cell table:style-name="ce2" table:formula="of:=[.F18]^2" office:value-type="float" office:value="5625000000">
            <text:p>5.63E+009</text:p>
          </table:table-cell>
          <table:table-cell office:value-type="float" office:value="5">
            <text:p>5</text:p>
          </table:table-cell>
          <table:table-cell table:formula="of:=[.$D$4] + [.$D$5]*[.F18] + [.$D$6]*[.G18]" office:value-type="float" office:value="5.409711875">
            <text:p>5.409711875</text:p>
          </table:table-cell>
          <table:table-cell table:formula="of:=[.I18]-[.H18]" office:value-type="float" office:value="0.409711875">
            <text:p>0.409711875</text:p>
          </table:table-cell>
          <table:table-cell table:formula="of:=[.$D$7]*[.G18]" office:value-type="float" office:value="3.9375">
            <text:p>3.9375</text:p>
          </table:table-cell>
          <table:table-cell table:formula="of:=[.I18]-[.K18]" office:value-type="float" office:value="1.472211875">
            <text:p>1.47221187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style-name="ce2" table:formula="of:=[.F19]^0" office:value-type="float" office:value="1">
            <text:p>1.00E+000</text:p>
          </table:table-cell>
          <table:table-cell table:style-name="ce2" office:value-type="float" office:value="80000">
            <text:p>8.00E+004</text:p>
          </table:table-cell>
          <table:table-cell table:style-name="ce2" table:formula="of:=[.F19]^2" office:value-type="float" office:value="6400000000">
            <text:p>6.40E+009</text:p>
          </table:table-cell>
          <table:table-cell office:value-type="float" office:value="6">
            <text:p>6</text:p>
          </table:table-cell>
          <table:table-cell table:formula="of:=[.$D$4] + [.$D$5]*[.F19] + [.$D$6]*[.G19]" office:value-type="float" office:value="6.138196">
            <text:p>6.138196</text:p>
          </table:table-cell>
          <table:table-cell table:formula="of:=[.I19]-[.H19]" office:value-type="float" office:value="0.138196000000001">
            <text:p>0.138196</text:p>
          </table:table-cell>
          <table:table-cell table:formula="of:=[.$D$7]*[.G19]" office:value-type="float" office:value="4.48">
            <text:p>4.48</text:p>
          </table:table-cell>
          <table:table-cell table:formula="of:=[.I19]-[.K19]" office:value-type="float" office:value="1.658196">
            <text:p>1.658196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style-name="ce2" table:formula="of:=[.F20]^0" office:value-type="float" office:value="1">
            <text:p>1.00E+000</text:p>
          </table:table-cell>
          <table:table-cell table:style-name="ce2" office:value-type="float" office:value="85000">
            <text:p>8.50E+004</text:p>
          </table:table-cell>
          <table:table-cell table:style-name="ce2" table:formula="of:=[.F20]^2" office:value-type="float" office:value="7225000000">
            <text:p>7.23E+009</text:p>
          </table:table-cell>
          <table:table-cell office:value-type="float" office:value="7">
            <text:p>7</text:p>
          </table:table-cell>
          <table:table-cell table:formula="of:=[.$D$4] + [.$D$5]*[.F20] + [.$D$6]*[.G20]" office:value-type="float" office:value="6.901328875">
            <text:p>6.901328875</text:p>
          </table:table-cell>
          <table:table-cell table:formula="of:=[.I20]-[.H20]" office:value-type="float" office:value="-0.0986711250000001">
            <text:p>-0.098671125</text:p>
          </table:table-cell>
          <table:table-cell table:formula="of:=[.$D$7]*[.G20]" office:value-type="float" office:value="5.0575">
            <text:p>5.0575</text:p>
          </table:table-cell>
          <table:table-cell table:formula="of:=[.I20]-[.K20]" office:value-type="float" office:value="1.843828875">
            <text:p>1.84382887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style-name="ce2" table:formula="of:=[.F21]^0" office:value-type="float" office:value="1">
            <text:p>1.00E+000</text:p>
          </table:table-cell>
          <table:table-cell table:style-name="ce2" office:value-type="float" office:value="90000">
            <text:p>9.00E+004</text:p>
          </table:table-cell>
          <table:table-cell table:style-name="ce2" table:formula="of:=[.F21]^2" office:value-type="float" office:value="8100000000">
            <text:p>8.10E+009</text:p>
          </table:table-cell>
          <table:table-cell office:value-type="float" office:value="7">
            <text:p>7</text:p>
          </table:table-cell>
          <table:table-cell table:formula="of:=[.$D$4] + [.$D$5]*[.F21] + [.$D$6]*[.G21]" office:value-type="float" office:value="7.6991105">
            <text:p>7.6991105</text:p>
          </table:table-cell>
          <table:table-cell table:formula="of:=[.I21]-[.H21]" office:value-type="float" office:value="0.6991105">
            <text:p>0.6991105</text:p>
          </table:table-cell>
          <table:table-cell table:formula="of:=[.$D$7]*[.G21]" office:value-type="float" office:value="5.67">
            <text:p>5.67</text:p>
          </table:table-cell>
          <table:table-cell table:formula="of:=[.I21]-[.K21]" office:value-type="float" office:value="2.0291105">
            <text:p>2.029110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style-name="ce2" table:formula="of:=[.F22]^0" office:value-type="float" office:value="1">
            <text:p>1.00E+000</text:p>
          </table:table-cell>
          <table:table-cell table:style-name="ce2" office:value-type="float" office:value="95000">
            <text:p>9.50E+004</text:p>
          </table:table-cell>
          <table:table-cell table:style-name="ce2" table:formula="of:=[.F22]^2" office:value-type="float" office:value="9025000000">
            <text:p>9.03E+009</text:p>
          </table:table-cell>
          <table:table-cell office:value-type="float" office:value="9">
            <text:p>9</text:p>
          </table:table-cell>
          <table:table-cell table:formula="of:=[.$D$4] + [.$D$5]*[.F22] + [.$D$6]*[.G22]" office:value-type="float" office:value="8.531540875">
            <text:p>8.531540875</text:p>
          </table:table-cell>
          <table:table-cell table:formula="of:=[.I22]-[.H22]" office:value-type="float" office:value="-0.468459124999999">
            <text:p>-0.468459125</text:p>
          </table:table-cell>
          <table:table-cell table:formula="of:=[.$D$7]*[.G22]" office:value-type="float" office:value="6.3175">
            <text:p>6.3175</text:p>
          </table:table-cell>
          <table:table-cell table:formula="of:=[.I22]-[.K22]" office:value-type="float" office:value="2.214040875">
            <text:p>2.21404087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style-name="ce2" table:formula="of:=[.F23]^0" office:value-type="float" office:value="1">
            <text:p>1.00E+000</text:p>
          </table:table-cell>
          <table:table-cell table:style-name="ce2" office:value-type="float" office:value="100000">
            <text:p>1.00E+005</text:p>
          </table:table-cell>
          <table:table-cell table:style-name="ce2" table:formula="of:=[.F23]^2" office:value-type="float" office:value="10000000000">
            <text:p>1.00E+010</text:p>
          </table:table-cell>
          <table:table-cell office:value-type="float" office:value="9">
            <text:p>9</text:p>
          </table:table-cell>
          <table:table-cell table:formula="of:=[.$D$4] + [.$D$5]*[.F23] + [.$D$6]*[.G23]" office:value-type="float" office:value="9.39862">
            <text:p>9.39862</text:p>
          </table:table-cell>
          <table:table-cell table:formula="of:=[.I23]-[.H23]" office:value-type="float" office:value="0.398620000000001">
            <text:p>0.39862</text:p>
          </table:table-cell>
          <table:table-cell table:formula="of:=[.$D$7]*[.G23]" office:value-type="float" office:value="7">
            <text:p>7</text:p>
          </table:table-cell>
          <table:table-cell table:formula="of:=[.I23]-[.K23]" office:value-type="float" office:value="2.39862">
            <text:p>2.39862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style-name="ce2" table:formula="of:=[.F24]^0" office:value-type="float" office:value="1">
            <text:p>1.00E+000</text:p>
          </table:table-cell>
          <table:table-cell table:style-name="ce2" office:value-type="float" office:value="105000">
            <text:p>1.05E+005</text:p>
          </table:table-cell>
          <table:table-cell table:style-name="ce2" table:formula="of:=[.F24]^2" office:value-type="float" office:value="11025000000">
            <text:p>1.10E+010</text:p>
          </table:table-cell>
          <table:table-cell office:value-type="float" office:value="11">
            <text:p>11</text:p>
          </table:table-cell>
          <table:table-cell table:formula="of:=[.$D$4] + [.$D$5]*[.F24] + [.$D$6]*[.G24]" office:value-type="float" office:value="10.300347875">
            <text:p>10.300347875</text:p>
          </table:table-cell>
          <table:table-cell table:formula="of:=[.I24]-[.H24]" office:value-type="float" office:value="-0.699652125">
            <text:p>-0.699652125</text:p>
          </table:table-cell>
          <table:table-cell table:formula="of:=[.$D$7]*[.G24]" office:value-type="float" office:value="7.7175">
            <text:p>7.7175</text:p>
          </table:table-cell>
          <table:table-cell table:formula="of:=[.I24]-[.K24]" office:value-type="float" office:value="2.582847875">
            <text:p>2.58284787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style-name="ce2" table:formula="of:=[.F25]^0" office:value-type="float" office:value="1">
            <text:p>1.00E+000</text:p>
          </table:table-cell>
          <table:table-cell table:style-name="ce2" office:value-type="float" office:value="110000">
            <text:p>1.10E+005</text:p>
          </table:table-cell>
          <table:table-cell table:style-name="ce2" table:formula="of:=[.F25]^2" office:value-type="float" office:value="12100000000">
            <text:p>1.21E+010</text:p>
          </table:table-cell>
          <table:table-cell office:value-type="float" office:value="11">
            <text:p>11</text:p>
          </table:table-cell>
          <table:table-cell table:formula="of:=[.$D$4] + [.$D$5]*[.F25] + [.$D$6]*[.G25]" office:value-type="float" office:value="11.2367245">
            <text:p>11.2367245</text:p>
          </table:table-cell>
          <table:table-cell table:formula="of:=[.I25]-[.H25]" office:value-type="float" office:value="0.236724500000001">
            <text:p>0.2367245</text:p>
          </table:table-cell>
          <table:table-cell table:formula="of:=[.$D$7]*[.G25]" office:value-type="float" office:value="8.47">
            <text:p>8.47</text:p>
          </table:table-cell>
          <table:table-cell table:formula="of:=[.I25]-[.K25]" office:value-type="float" office:value="2.7667245">
            <text:p>2.7667245</text:p>
          </table:table-cell>
          <table:table-cell table:number-columns-repeated="1012"/>
        </table:table-row>
        <table:table-row table:style-name="ro1" table:number-rows-repeated="4">
          <table:table-cell table:number-columns-repeated="4"/>
          <table:table-cell table:style-name="ce2" table:number-columns-repeated="3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heet2.L48" table:end-x="0.5736in" table:end-y="0.2063in" draw:z-index="0" draw:style-name="gr1" draw:text-style-name="P1" svg:width="6.2988in" svg:height="3.5429in" svg:x="0.0398in" svg:y="0.0394in">
              <draw:object draw:notify-on-update-of-ranges="Sheet2.H10:Sheet2.H10 Sheet2.H11:Sheet2.H25 Sheet2.F11:Sheet2.F25 Sheet2.I10:Sheet2.I10 Sheet2.I11:Sheet2.I25 Sheet2.F11:Sheet2.F25 Sheet2.K10:Sheet2.K10 Sheet2.K11:Sheet2.K25 Sheet2.F11:Sheet2.F25 Sheet2.L10:Sheet2.L10 Sheet2.L11:Sheet2.L25 Sheet2.F11:Sheet2.F2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0=</text:p>
          </table:table-cell>
          <table:table-cell office:value-type="float" office:value="2631.24">
            <text:p>2631.2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1=</text:p>
          </table:table-cell>
          <table:table-cell table:style-name="ce2" office:value-type="float" office:value="-126.608">
            <text:p>-1.27E+002</text:p>
          </table:table-cell>
          <table:table-cell table:number-columns-repeated="3"/>
          <table:table-cell table:style-name="ce3" office:value-type="string">
            <text:p>Derive the O() for the Recursive vs. non-Recursive Fibonacci Function 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C2=</text:p>
          </table:table-cell>
          <table:table-cell table:style-name="ce2" office:value-type="float" office:value="1.52353">
            <text:p>1.52E+0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=</text:p>
          </table:table-cell>
          <table:table-cell table:style-name="ce2" office:value-type="float" office:value="1.6">
            <text:p>1.60E+000</text:p>
          </table:table-cell>
          <table:table-cell table:number-columns-repeated="2"/>
          <table:table-cell office:value-type="string">
            <text:p>Timing analysis For Recursive function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f(n)</text:p>
          </table:table-cell>
          <table:table-cell office:value-type="string">
            <text:p>f'(n)</text:p>
          </table:table-cell>
          <table:table-cell office:value-type="string">
            <text:p>Error</text:p>
          </table:table-cell>
          <table:table-cell office:value-type="string">
            <text:p>Big O</text:p>
          </table:table-cell>
          <table:table-cell office:value-type="string">
            <text:p>difference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2" table:formula="of:=[.F11]^0" office:value-type="float" office:value="1">
            <text:p>1.00E+000</text:p>
          </table:table-cell>
          <table:table-cell table:style-name="ce2" office:value-type="float" office:value="40000">
            <text:p>4.00E+004</text:p>
          </table:table-cell>
          <table:table-cell table:style-name="ce2" table:formula="of:=[.F11]^2" office:value-type="float" office:value="1600000000">
            <text:p>1.60E+009</text:p>
          </table:table-cell>
          <table:table-cell office:value-type="float" office:value="30">
            <text:p>30</text:p>
          </table:table-cell>
          <table:table-cell table:formula="of:=[.$D$4] + [.$D$5]*[.F11] + [.$D$6]*[.G11]" office:value-type="float" office:value="2432586311.24">
            <text:p>2432586311.24</text:p>
          </table:table-cell>
          <table:table-cell table:formula="of:=[.I11]-[.H11]" office:value-type="float" office:value="2432586281.24">
            <text:p>2432586281.24</text:p>
          </table:table-cell>
          <table:table-cell table:formula="of:=[.$D$7]*[.G11]" office:value-type="float" office:value="2560000000">
            <text:p>2560000000</text:p>
          </table:table-cell>
          <table:table-cell table:formula="of:=[.K11]-[.I11]" office:value-type="float" office:value="127413688.76">
            <text:p>127413688.76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2" table:formula="of:=[.F12]^0" office:value-type="float" office:value="1">
            <text:p>1.00E+000</text:p>
          </table:table-cell>
          <table:table-cell table:style-name="ce2" office:value-type="float" office:value="4100">
            <text:p>4.10E+003</text:p>
          </table:table-cell>
          <table:table-cell table:style-name="ce2" table:formula="of:=[.F12]^2" office:value-type="float" office:value="16810000">
            <text:p>1.68E+007</text:p>
          </table:table-cell>
          <table:table-cell office:value-type="float" office:value="30">
            <text:p>30</text:p>
          </table:table-cell>
          <table:table-cell table:formula="of:=[.$D$4] + [.$D$5]*[.F12] + [.$D$6]*[.G12]" office:value-type="float" office:value="25094077.74">
            <text:p>25094077.74</text:p>
          </table:table-cell>
          <table:table-cell table:formula="of:=[.I12]-[.H12]" office:value-type="float" office:value="25094047.74">
            <text:p>25094047.74</text:p>
          </table:table-cell>
          <table:table-cell table:formula="of:=[.$D$7]*[.G12]" office:value-type="float" office:value="26896000">
            <text:p>26896000</text:p>
          </table:table-cell>
          <table:table-cell table:formula="of:=[.K12]-[.I12]" office:value-type="float" office:value="1801922.26">
            <text:p>1801922.26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formula="of:=[.F13]^0" office:value-type="float" office:value="1">
            <text:p>1.00E+000</text:p>
          </table:table-cell>
          <table:table-cell table:style-name="ce2" office:value-type="float" office:value="420">
            <text:p>4.20E+002</text:p>
          </table:table-cell>
          <table:table-cell table:style-name="ce2" table:formula="of:=[.F13]^2" office:value-type="float" office:value="176400">
            <text:p>1.76E+005</text:p>
          </table:table-cell>
          <table:table-cell office:value-type="float" office:value="40">
            <text:p>40</text:p>
          </table:table-cell>
          <table:table-cell table:formula="of:=[.$D$4] + [.$D$5]*[.F13] + [.$D$6]*[.G13]" office:value-type="float" office:value="218206.572">
            <text:p>218206.572</text:p>
          </table:table-cell>
          <table:table-cell table:formula="of:=[.I13]-[.H13]" office:value-type="float" office:value="218166.572">
            <text:p>218166.572</text:p>
          </table:table-cell>
          <table:table-cell table:formula="of:=[.$D$7]*[.G13]" office:value-type="float" office:value="282240">
            <text:p>282240</text:p>
          </table:table-cell>
          <table:table-cell table:formula="of:=[.K13]-[.I13]" office:value-type="float" office:value="64033.428">
            <text:p>64033.428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2" table:formula="of:=[.F14]^0" office:value-type="float" office:value="1">
            <text:p>1.00E+000</text:p>
          </table:table-cell>
          <table:table-cell table:style-name="ce2" office:value-type="float" office:value="430">
            <text:p>4.30E+002</text:p>
          </table:table-cell>
          <table:table-cell table:style-name="ce2" table:formula="of:=[.F14]^2" office:value-type="float" office:value="184900">
            <text:p>1.85E+005</text:p>
          </table:table-cell>
          <table:table-cell office:value-type="float" office:value="70">
            <text:p>70</text:p>
          </table:table-cell>
          <table:table-cell table:formula="of:=[.$D$4] + [.$D$5]*[.F14] + [.$D$6]*[.G14]" office:value-type="float" office:value="229890.497">
            <text:p>229890.497</text:p>
          </table:table-cell>
          <table:table-cell table:formula="of:=[.I14]-[.H14]" office:value-type="float" office:value="229820.497">
            <text:p>229820.497</text:p>
          </table:table-cell>
          <table:table-cell table:formula="of:=[.$D$7]*[.G14]" office:value-type="float" office:value="295840">
            <text:p>295840</text:p>
          </table:table-cell>
          <table:table-cell table:formula="of:=[.K14]-[.I14]" office:value-type="float" office:value="65949.503">
            <text:p>65949.503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style-name="ce2" table:formula="of:=[.F15]^0" office:value-type="float" office:value="1">
            <text:p>1.00E+000</text:p>
          </table:table-cell>
          <table:table-cell table:style-name="ce2" office:value-type="float" office:value="440">
            <text:p>4.40E+002</text:p>
          </table:table-cell>
          <table:table-cell table:style-name="ce2" table:formula="of:=[.F15]^2" office:value-type="float" office:value="193600">
            <text:p>1.94E+005</text:p>
          </table:table-cell>
          <table:table-cell office:value-type="float" office:value="110">
            <text:p>110</text:p>
          </table:table-cell>
          <table:table-cell table:formula="of:=[.$D$4] + [.$D$5]*[.F15] + [.$D$6]*[.G15]" office:value-type="float" office:value="241879.128">
            <text:p>241879.128</text:p>
          </table:table-cell>
          <table:table-cell table:formula="of:=[.I15]-[.H15]" office:value-type="float" office:value="241769.128">
            <text:p>241769.128</text:p>
          </table:table-cell>
          <table:table-cell table:formula="of:=[.$D$7]*[.G15]" office:value-type="float" office:value="309760">
            <text:p>309760</text:p>
          </table:table-cell>
          <table:table-cell table:formula="of:=[.K15]-[.I15]" office:value-type="float" office:value="67880.872">
            <text:p>67880.872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2" table:formula="of:=[.F16]^0" office:value-type="float" office:value="1">
            <text:p>1.00E+000</text:p>
          </table:table-cell>
          <table:table-cell table:style-name="ce2" office:value-type="float" office:value="450">
            <text:p>4.50E+002</text:p>
          </table:table-cell>
          <table:table-cell table:style-name="ce2" table:formula="of:=[.F16]^2" office:value-type="float" office:value="202500">
            <text:p>2.03E+005</text:p>
          </table:table-cell>
          <table:table-cell office:value-type="float" office:value="180">
            <text:p>180</text:p>
          </table:table-cell>
          <table:table-cell table:formula="of:=[.$D$4] + [.$D$5]*[.F16] + [.$D$6]*[.G16]" office:value-type="float" office:value="254172.465">
            <text:p>254172.465</text:p>
          </table:table-cell>
          <table:table-cell table:formula="of:=[.I16]-[.H16]" office:value-type="float" office:value="253992.465">
            <text:p>253992.465</text:p>
          </table:table-cell>
          <table:table-cell table:formula="of:=[.$D$7]*[.G16]" office:value-type="float" office:value="324000">
            <text:p>324000</text:p>
          </table:table-cell>
          <table:table-cell table:formula="of:=[.K16]-[.I16]" office:value-type="float" office:value="69827.535">
            <text:p>69827.53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style-name="ce2" table:formula="of:=[.F17]^0" office:value-type="float" office:value="1">
            <text:p>1.00E+000</text:p>
          </table:table-cell>
          <table:table-cell table:style-name="ce2" office:value-type="float" office:value="460">
            <text:p>4.60E+002</text:p>
          </table:table-cell>
          <table:table-cell table:style-name="ce2" table:formula="of:=[.F17]^2" office:value-type="float" office:value="211600">
            <text:p>2.12E+005</text:p>
          </table:table-cell>
          <table:table-cell office:value-type="float" office:value="270">
            <text:p>270</text:p>
          </table:table-cell>
          <table:table-cell table:formula="of:=[.$D$4] + [.$D$5]*[.F17] + [.$D$6]*[.G17]" office:value-type="float" office:value="266770.508">
            <text:p>266770.508</text:p>
          </table:table-cell>
          <table:table-cell table:formula="of:=[.I17]-[.H17]" office:value-type="float" office:value="266500.508">
            <text:p>266500.508</text:p>
          </table:table-cell>
          <table:table-cell table:formula="of:=[.$D$7]*[.G17]" office:value-type="float" office:value="338560">
            <text:p>338560</text:p>
          </table:table-cell>
          <table:table-cell table:formula="of:=[.K17]-[.I17]" office:value-type="float" office:value="71789.492">
            <text:p>71789.492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style-name="ce2" table:formula="of:=[.F18]^0" office:value-type="float" office:value="1">
            <text:p>1.00E+000</text:p>
          </table:table-cell>
          <table:table-cell table:style-name="ce2" office:value-type="float" office:value="470">
            <text:p>4.70E+002</text:p>
          </table:table-cell>
          <table:table-cell table:style-name="ce2" table:formula="of:=[.F18]^2" office:value-type="float" office:value="220900">
            <text:p>2.21E+005</text:p>
          </table:table-cell>
          <table:table-cell office:value-type="float" office:value="450">
            <text:p>450</text:p>
          </table:table-cell>
          <table:table-cell table:formula="of:=[.$D$4] + [.$D$5]*[.F18] + [.$D$6]*[.G18]" office:value-type="float" office:value="279673.257">
            <text:p>279673.257</text:p>
          </table:table-cell>
          <table:table-cell table:formula="of:=[.I18]-[.H18]" office:value-type="float" office:value="279223.257">
            <text:p>279223.257</text:p>
          </table:table-cell>
          <table:table-cell table:formula="of:=[.$D$7]*[.G18]" office:value-type="float" office:value="353440">
            <text:p>353440</text:p>
          </table:table-cell>
          <table:table-cell table:formula="of:=[.K18]-[.I18]" office:value-type="float" office:value="73766.743">
            <text:p>73766.743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style-name="ce2" table:formula="of:=[.F19]^0" office:value-type="float" office:value="1">
            <text:p>1.00E+000</text:p>
          </table:table-cell>
          <table:table-cell table:style-name="ce2" office:value-type="float" office:value="480">
            <text:p>4.80E+002</text:p>
          </table:table-cell>
          <table:table-cell table:style-name="ce2" table:formula="of:=[.F19]^2" office:value-type="float" office:value="230400">
            <text:p>2.30E+005</text:p>
          </table:table-cell>
          <table:table-cell office:value-type="float" office:value="730">
            <text:p>730</text:p>
          </table:table-cell>
          <table:table-cell table:formula="of:=[.$D$4] + [.$D$5]*[.F19] + [.$D$6]*[.G19]" office:value-type="float" office:value="292880.712">
            <text:p>292880.712</text:p>
          </table:table-cell>
          <table:table-cell table:formula="of:=[.I19]-[.H19]" office:value-type="float" office:value="292150.712">
            <text:p>292150.712</text:p>
          </table:table-cell>
          <table:table-cell table:formula="of:=[.$D$7]*[.G19]" office:value-type="float" office:value="368640">
            <text:p>368640</text:p>
          </table:table-cell>
          <table:table-cell table:formula="of:=[.K19]-[.I19]" office:value-type="float" office:value="75759.2879999999">
            <text:p>75759.2879999999</text:p>
          </table:table-cell>
          <table:table-cell table:number-columns-repeated="1012"/>
        </table:table-row>
        <table:table-row table:style-name="ro1" table:number-rows-repeated="9">
          <table:table-cell table:number-columns-repeated="4"/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2"/>
          <table:table-cell table:style-name="ce2">
            <draw:frame table:end-cell-address="Sheet3.L45" table:end-x="0.5736in" table:end-y="0.2063in" draw:z-index="0" draw:style-name="gr1" draw:text-style-name="P1" svg:width="6.2988in" svg:height="3.5429in" svg:x="0.0398in" svg:y="0.0394in">
              <draw:object draw:notify-on-update-of-ranges="Sheet3.F11:Sheet3.F19 Sheet3.H10:Sheet3.H10 Sheet3.H11:Sheet3.H19 Sheet3.F11:Sheet3.F19 Sheet3.I10:Sheet3.I10 Sheet3.I11:Sheet3.I19 Sheet3.F11:Sheet3.F19 Sheet3.K10:Sheet3.K10 Sheet3.K11:Sheet3.K19 Sheet3.F11:Sheet3.F19 Sheet3.L10:Sheet3.L10 Sheet3.L11:Sheet3.L1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2"/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7">10/27/2023</text:date>, <text:time>22:2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7T14:01:58.01</meta:creation-date>
    <meta:editing-duration>PT42M30S</meta:editing-duration>
    <meta:editing-cycles>13</meta:editing-cycles>
    <meta:generator>OpenOffice/4.1.14$Win32 OpenOffice.org_project/4114m1$Build-9811</meta:generator>
    <meta:initial-creator>Eduardo Murillo</meta:initial-creator>
    <dc:date>2023-10-27T22:28:44.16</dc:date>
    <dc:creator>Eduardo Murillo</dc:creator>
    <meta:document-statistic meta:table-count="3" meta:cell-count="40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3.402cm" style:legend-expansion="high" chart:style-name="ch2"/>
        <chart:plot-area chart:style-name="ch3" table:cell-range-address="Sheet1.F11:Sheet1.F25 Sheet1.H10:Sheet1.I25 Sheet1.K10:Sheet1.L25" chart:data-source-has-labels="row" svg:x="0.77cm" svg:y="0.855cm" svg:width="11.791cm" svg:height="7.545cm">
          <chartooo:coordinate-region svg:x="1.604cm" svg:y="1.067cm" svg:width="10.122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11:Sheet1.H25" chart:label-cell-address="Sheet1.H10:Sheet1.H10" chart:class="chart:scatter">
            <chart:domain table:cell-range-address="Sheet1.F11:Sheet1.F25"/>
            <chart:data-point chart:repeated="15"/>
          </chart:series>
          <chart:series chart:style-name="ch8" chart:values-cell-range-address="Sheet1.I11:Sheet1.I25" chart:label-cell-address="Sheet1.I10:Sheet1.I10" chart:class="chart:scatter">
            <chart:data-point chart:repeated="15"/>
          </chart:series>
          <chart:series chart:style-name="ch9" chart:values-cell-range-address="Sheet1.K11:Sheet1.K25" chart:label-cell-address="Sheet1.K10:Sheet1.K10" chart:class="chart:scatter">
            <chart:data-point chart:repeated="15"/>
          </chart:series>
          <chart:series chart:style-name="ch10" chart:values-cell-range-address="Sheet1.L11:Sheet1.L25" chart:label-cell-address="Sheet1.L10:Sheet1.L10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(n)</text:p>
                <draw:g>
                  <svg:desc>Sheet1.H10:Sheet1.H10</svg:desc>
                </draw:g>
              </table:table-cell>
              <table:table-cell office:value-type="string">
                <text:p>f'(n)</text:p>
                <draw:g>
                  <svg:desc>Sheet1.I10:Sheet1.I10</svg:desc>
                </draw:g>
              </table:table-cell>
              <table:table-cell office:value-type="string">
                <text:p>Big O</text:p>
                <draw:g>
                  <svg:desc>Sheet1.K10:Sheet1.K10</svg:desc>
                </draw:g>
              </table:table-cell>
              <table:table-cell office:value-type="string">
                <text:p>difference</text:p>
                <draw:g>
                  <svg:desc>Sheet1.L10:Sheet1.L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">
                <text:p>40000</text:p>
                <draw:g>
                  <svg:desc>Sheet1.F11:Sheet1.F25</svg:desc>
                </draw:g>
              </table:table-cell>
              <table:table-cell office:value-type="float" office:value="4">
                <text:p>4</text:p>
                <draw:g>
                  <svg:desc>Sheet1.H11:Sheet1.H25</svg:desc>
                </draw:g>
              </table:table-cell>
              <table:table-cell office:value-type="float" office:value="3.995743">
                <text:p>3.995743</text:p>
                <draw:g>
                  <svg:desc>Sheet1.I11:Sheet1.I25</svg:desc>
                </draw:g>
              </table:table-cell>
              <table:table-cell office:value-type="float" office:value="2.56">
                <text:p>2.56</text:p>
                <draw:g>
                  <svg:desc>Sheet1.K11:Sheet1.K25</svg:desc>
                </draw:g>
              </table:table-cell>
              <table:table-cell office:value-type="float" office:value="-1.435743">
                <text:p>-1.435743</text:p>
                <draw:g>
                  <svg:desc>Sheet1.L11:Sheet1.L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00">
                <text:p>45000</text:p>
              </table:table-cell>
              <table:table-cell office:value-type="float" office:value="5">
                <text:p>5</text:p>
              </table:table-cell>
              <table:table-cell office:value-type="float" office:value="4.881011">
                <text:p>4.881011</text:p>
              </table:table-cell>
              <table:table-cell office:value-type="float" office:value="3.24">
                <text:p>3.24</text:p>
              </table:table-cell>
              <table:table-cell office:value-type="float" office:value="-1.641011">
                <text:p>-1.641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6">
                <text:p>6</text:p>
              </table:table-cell>
              <table:table-cell office:value-type="float" office:value="5.845625">
                <text:p>5.845625</text:p>
              </table:table-cell>
              <table:table-cell office:value-type="float" office:value="4">
                <text:p>4</text:p>
              </table:table-cell>
              <table:table-cell office:value-type="float" office:value="-1.845625">
                <text:p>-1.84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000">
                <text:p>55000</text:p>
              </table:table-cell>
              <table:table-cell office:value-type="float" office:value="7">
                <text:p>7</text:p>
              </table:table-cell>
              <table:table-cell office:value-type="float" office:value="6.889585">
                <text:p>6.889585</text:p>
              </table:table-cell>
              <table:table-cell office:value-type="float" office:value="4.84">
                <text:p>4.84</text:p>
              </table:table-cell>
              <table:table-cell office:value-type="float" office:value="-2.049585">
                <text:p>-2.049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">
                <text:p>60000</text:p>
              </table:table-cell>
              <table:table-cell office:value-type="float" office:value="8">
                <text:p>8</text:p>
              </table:table-cell>
              <table:table-cell office:value-type="float" office:value="8.012891">
                <text:p>8.012891</text:p>
              </table:table-cell>
              <table:table-cell office:value-type="float" office:value="5.76">
                <text:p>5.76</text:p>
              </table:table-cell>
              <table:table-cell office:value-type="float" office:value="-2.252891">
                <text:p>-2.2528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000">
                <text:p>65000</text:p>
              </table:table-cell>
              <table:table-cell office:value-type="float" office:value="9">
                <text:p>9</text:p>
              </table:table-cell>
              <table:table-cell office:value-type="float" office:value="9.215543">
                <text:p>9.215543</text:p>
              </table:table-cell>
              <table:table-cell office:value-type="float" office:value="6.76">
                <text:p>6.76</text:p>
              </table:table-cell>
              <table:table-cell office:value-type="float" office:value="-2.455543">
                <text:p>-2.4555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10">
                <text:p>10</text:p>
              </table:table-cell>
              <table:table-cell office:value-type="float" office:value="10.497541">
                <text:p>10.497541</text:p>
              </table:table-cell>
              <table:table-cell office:value-type="float" office:value="7.84">
                <text:p>7.84</text:p>
              </table:table-cell>
              <table:table-cell office:value-type="float" office:value="-2.657541">
                <text:p>-2.6575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0">
                <text:p>75000</text:p>
              </table:table-cell>
              <table:table-cell office:value-type="float" office:value="12">
                <text:p>12</text:p>
              </table:table-cell>
              <table:table-cell office:value-type="float" office:value="11.858885">
                <text:p>11.858885</text:p>
              </table:table-cell>
              <table:table-cell office:value-type="float" office:value="9">
                <text:p>9</text:p>
              </table:table-cell>
              <table:table-cell office:value-type="float" office:value="-2.858885">
                <text:p>-2.858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">
                <text:p>80000</text:p>
              </table:table-cell>
              <table:table-cell office:value-type="float" office:value="13">
                <text:p>13</text:p>
              </table:table-cell>
              <table:table-cell office:value-type="float" office:value="13.299575">
                <text:p>13.299575</text:p>
              </table:table-cell>
              <table:table-cell office:value-type="float" office:value="10.24">
                <text:p>10.24</text:p>
              </table:table-cell>
              <table:table-cell office:value-type="float" office:value="-3.059575">
                <text:p>-3.059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000">
                <text:p>85000</text:p>
              </table:table-cell>
              <table:table-cell office:value-type="float" office:value="14">
                <text:p>14</text:p>
              </table:table-cell>
              <table:table-cell office:value-type="float" office:value="14.819611">
                <text:p>14.819611</text:p>
              </table:table-cell>
              <table:table-cell office:value-type="float" office:value="11.56">
                <text:p>11.56</text:p>
              </table:table-cell>
              <table:table-cell office:value-type="float" office:value="-3.259611">
                <text:p>-3.259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">
                <text:p>90000</text:p>
              </table:table-cell>
              <table:table-cell office:value-type="float" office:value="17">
                <text:p>17</text:p>
              </table:table-cell>
              <table:table-cell office:value-type="float" office:value="16.418993">
                <text:p>16.418993</text:p>
              </table:table-cell>
              <table:table-cell office:value-type="float" office:value="12.96">
                <text:p>12.96</text:p>
              </table:table-cell>
              <table:table-cell office:value-type="float" office:value="-3.458993">
                <text:p>-3.4589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000">
                <text:p>95000</text:p>
              </table:table-cell>
              <table:table-cell office:value-type="float" office:value="19">
                <text:p>19</text:p>
              </table:table-cell>
              <table:table-cell office:value-type="float" office:value="18.097721">
                <text:p>18.097721</text:p>
              </table:table-cell>
              <table:table-cell office:value-type="float" office:value="14.44">
                <text:p>14.44</text:p>
              </table:table-cell>
              <table:table-cell office:value-type="float" office:value="-3.657721">
                <text:p>-3.657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21">
                <text:p>21</text:p>
              </table:table-cell>
              <table:table-cell office:value-type="float" office:value="19.855795">
                <text:p>19.855795</text:p>
              </table:table-cell>
              <table:table-cell office:value-type="float" office:value="16">
                <text:p>16</text:p>
              </table:table-cell>
              <table:table-cell office:value-type="float" office:value="-3.855795">
                <text:p>-3.8557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000">
                <text:p>105000</text:p>
              </table:table-cell>
              <table:table-cell office:value-type="float" office:value="21">
                <text:p>21</text:p>
              </table:table-cell>
              <table:table-cell office:value-type="float" office:value="21.693215">
                <text:p>21.693215</text:p>
              </table:table-cell>
              <table:table-cell office:value-type="float" office:value="17.64">
                <text:p>17.64</text:p>
              </table:table-cell>
              <table:table-cell office:value-type="float" office:value="-4.053215">
                <text:p>-4.0532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000">
                <text:p>110000</text:p>
              </table:table-cell>
              <table:table-cell office:value-type="float" office:value="23">
                <text:p>23</text:p>
              </table:table-cell>
              <table:table-cell office:value-type="float" office:value="23.609981">
                <text:p>23.609981</text:p>
              </table:table-cell>
              <table:table-cell office:value-type="float" office:value="19.36">
                <text:p>19.36</text:p>
              </table:table-cell>
              <table:table-cell office:value-type="float" office:value="-4.249981">
                <text:p>-4.2499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3.402cm" style:legend-expansion="high" chart:style-name="ch2"/>
        <chart:plot-area chart:style-name="ch3" table:cell-range-address="Sheet2.F11:Sheet2.F25 Sheet2.H10:Sheet2.I25 Sheet2.K10:Sheet2.L25" chart:data-source-has-labels="row" svg:x="0.77cm" svg:y="0.855cm" svg:width="11.791cm" svg:height="7.545cm">
          <chartooo:coordinate-region svg:x="1.604cm" svg:y="1.068cm" svg:width="10.122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H11:Sheet2.H25" chart:label-cell-address="Sheet2.H10:Sheet2.H10" chart:class="chart:scatter">
            <chart:domain table:cell-range-address="Sheet2.F11:Sheet2.F25"/>
            <chart:data-point chart:repeated="15"/>
          </chart:series>
          <chart:series chart:style-name="ch8" chart:values-cell-range-address="Sheet2.I11:Sheet2.I25" chart:label-cell-address="Sheet2.I10:Sheet2.I10" chart:class="chart:scatter">
            <chart:data-point chart:repeated="15"/>
          </chart:series>
          <chart:series chart:style-name="ch9" chart:values-cell-range-address="Sheet2.K11:Sheet2.K25" chart:label-cell-address="Sheet2.K10:Sheet2.K10" chart:class="chart:scatter">
            <chart:data-point chart:repeated="15"/>
          </chart:series>
          <chart:series chart:style-name="ch10" chart:values-cell-range-address="Sheet2.L11:Sheet2.L25" chart:label-cell-address="Sheet2.L10:Sheet2.L10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(n)</text:p>
                <draw:g>
                  <svg:desc>Sheet2.H10:Sheet2.H10</svg:desc>
                </draw:g>
              </table:table-cell>
              <table:table-cell office:value-type="string">
                <text:p>f'(n)</text:p>
                <draw:g>
                  <svg:desc>Sheet2.I10:Sheet2.I10</svg:desc>
                </draw:g>
              </table:table-cell>
              <table:table-cell office:value-type="string">
                <text:p>Big O</text:p>
                <draw:g>
                  <svg:desc>Sheet2.K10:Sheet2.K10</svg:desc>
                </draw:g>
              </table:table-cell>
              <table:table-cell office:value-type="string">
                <text:p>difference</text:p>
                <draw:g>
                  <svg:desc>Sheet2.L10:Sheet2.L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">
                <text:p>40000</text:p>
                <draw:g>
                  <svg:desc>Sheet2.F11:Sheet2.F25</svg:desc>
                </draw:g>
              </table:table-cell>
              <table:table-cell office:value-type="float" office:value="1">
                <text:p>1</text:p>
                <draw:g>
                  <svg:desc>Sheet2.H11:Sheet2.H25</svg:desc>
                </draw:g>
              </table:table-cell>
              <table:table-cell office:value-type="float" office:value="1.280488">
                <text:p>1.280488</text:p>
                <draw:g>
                  <svg:desc>Sheet2.I11:Sheet2.I25</svg:desc>
                </draw:g>
              </table:table-cell>
              <table:table-cell office:value-type="float" office:value="1.12">
                <text:p>1.12</text:p>
                <draw:g>
                  <svg:desc>Sheet2.K11:Sheet2.K25</svg:desc>
                </draw:g>
              </table:table-cell>
              <table:table-cell office:value-type="float" office:value="0.160488">
                <text:p>0.160488</text:p>
                <draw:g>
                  <svg:desc>Sheet2.L11:Sheet2.L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00">
                <text:p>45000</text:p>
              </table:table-cell>
              <table:table-cell office:value-type="float" office:value="2">
                <text:p>2</text:p>
              </table:table-cell>
              <table:table-cell office:value-type="float" office:value="1.766430875">
                <text:p>1.766430875</text:p>
              </table:table-cell>
              <table:table-cell office:value-type="float" office:value="1.4175">
                <text:p>1.4175</text:p>
              </table:table-cell>
              <table:table-cell office:value-type="float" office:value="0.348930875">
                <text:p>0.348930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2">
                <text:p>2</text:p>
              </table:table-cell>
              <table:table-cell office:value-type="float" office:value="2.2870225">
                <text:p>2.2870225</text:p>
              </table:table-cell>
              <table:table-cell office:value-type="float" office:value="1.75">
                <text:p>1.75</text:p>
              </table:table-cell>
              <table:table-cell office:value-type="float" office:value="0.5370225">
                <text:p>0.5370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000">
                <text:p>55000</text:p>
              </table:table-cell>
              <table:table-cell office:value-type="float" office:value="3">
                <text:p>3</text:p>
              </table:table-cell>
              <table:table-cell office:value-type="float" office:value="2.842262875">
                <text:p>2.842262875</text:p>
              </table:table-cell>
              <table:table-cell office:value-type="float" office:value="2.1175">
                <text:p>2.1175</text:p>
              </table:table-cell>
              <table:table-cell office:value-type="float" office:value="0.724762875000001">
                <text:p>0.724762875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">
                <text:p>60000</text:p>
              </table:table-cell>
              <table:table-cell office:value-type="float" office:value="4">
                <text:p>4</text:p>
              </table:table-cell>
              <table:table-cell office:value-type="float" office:value="3.432152">
                <text:p>3.432152</text:p>
              </table:table-cell>
              <table:table-cell office:value-type="float" office:value="2.52">
                <text:p>2.52</text:p>
              </table:table-cell>
              <table:table-cell office:value-type="float" office:value="0.912152000000001">
                <text:p>0.912152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000">
                <text:p>65000</text:p>
              </table:table-cell>
              <table:table-cell office:value-type="float" office:value="4">
                <text:p>4</text:p>
              </table:table-cell>
              <table:table-cell office:value-type="float" office:value="4.056689875">
                <text:p>4.056689875</text:p>
              </table:table-cell>
              <table:table-cell office:value-type="float" office:value="2.9575">
                <text:p>2.9575</text:p>
              </table:table-cell>
              <table:table-cell office:value-type="float" office:value="1.099189875">
                <text:p>1.099189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5">
                <text:p>5</text:p>
              </table:table-cell>
              <table:table-cell office:value-type="float" office:value="4.7158765">
                <text:p>4.7158765</text:p>
              </table:table-cell>
              <table:table-cell office:value-type="float" office:value="3.43">
                <text:p>3.43</text:p>
              </table:table-cell>
              <table:table-cell office:value-type="float" office:value="1.2858765">
                <text:p>1.2858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0">
                <text:p>75000</text:p>
              </table:table-cell>
              <table:table-cell office:value-type="float" office:value="5">
                <text:p>5</text:p>
              </table:table-cell>
              <table:table-cell office:value-type="float" office:value="5.409711875">
                <text:p>5.409711875</text:p>
              </table:table-cell>
              <table:table-cell office:value-type="float" office:value="3.9375">
                <text:p>3.9375</text:p>
              </table:table-cell>
              <table:table-cell office:value-type="float" office:value="1.472211875">
                <text:p>1.47221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">
                <text:p>80000</text:p>
              </table:table-cell>
              <table:table-cell office:value-type="float" office:value="6">
                <text:p>6</text:p>
              </table:table-cell>
              <table:table-cell office:value-type="float" office:value="6.138196">
                <text:p>6.138196</text:p>
              </table:table-cell>
              <table:table-cell office:value-type="float" office:value="4.48">
                <text:p>4.48</text:p>
              </table:table-cell>
              <table:table-cell office:value-type="float" office:value="1.658196">
                <text:p>1.658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000">
                <text:p>85000</text:p>
              </table:table-cell>
              <table:table-cell office:value-type="float" office:value="7">
                <text:p>7</text:p>
              </table:table-cell>
              <table:table-cell office:value-type="float" office:value="6.901328875">
                <text:p>6.901328875</text:p>
              </table:table-cell>
              <table:table-cell office:value-type="float" office:value="5.0575">
                <text:p>5.0575</text:p>
              </table:table-cell>
              <table:table-cell office:value-type="float" office:value="1.843828875">
                <text:p>1.843828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">
                <text:p>90000</text:p>
              </table:table-cell>
              <table:table-cell office:value-type="float" office:value="7">
                <text:p>7</text:p>
              </table:table-cell>
              <table:table-cell office:value-type="float" office:value="7.6991105">
                <text:p>7.6991105</text:p>
              </table:table-cell>
              <table:table-cell office:value-type="float" office:value="5.67">
                <text:p>5.67</text:p>
              </table:table-cell>
              <table:table-cell office:value-type="float" office:value="2.0291105">
                <text:p>2.0291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000">
                <text:p>95000</text:p>
              </table:table-cell>
              <table:table-cell office:value-type="float" office:value="9">
                <text:p>9</text:p>
              </table:table-cell>
              <table:table-cell office:value-type="float" office:value="8.531540875">
                <text:p>8.531540875</text:p>
              </table:table-cell>
              <table:table-cell office:value-type="float" office:value="6.3175">
                <text:p>6.3175</text:p>
              </table:table-cell>
              <table:table-cell office:value-type="float" office:value="2.214040875">
                <text:p>2.214040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9">
                <text:p>9</text:p>
              </table:table-cell>
              <table:table-cell office:value-type="float" office:value="9.39862">
                <text:p>9.39862</text:p>
              </table:table-cell>
              <table:table-cell office:value-type="float" office:value="7">
                <text:p>7</text:p>
              </table:table-cell>
              <table:table-cell office:value-type="float" office:value="2.39862">
                <text:p>2.398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000">
                <text:p>105000</text:p>
              </table:table-cell>
              <table:table-cell office:value-type="float" office:value="11">
                <text:p>11</text:p>
              </table:table-cell>
              <table:table-cell office:value-type="float" office:value="10.300347875">
                <text:p>10.300347875</text:p>
              </table:table-cell>
              <table:table-cell office:value-type="float" office:value="7.7175">
                <text:p>7.7175</text:p>
              </table:table-cell>
              <table:table-cell office:value-type="float" office:value="2.582847875">
                <text:p>2.582847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000">
                <text:p>110000</text:p>
              </table:table-cell>
              <table:table-cell office:value-type="float" office:value="11">
                <text:p>11</text:p>
              </table:table-cell>
              <table:table-cell office:value-type="float" office:value="11.2367245">
                <text:p>11.2367245</text:p>
              </table:table-cell>
              <table:table-cell office:value-type="float" office:value="8.47">
                <text:p>8.47</text:p>
              </table:table-cell>
              <table:table-cell office:value-type="float" office:value="2.7667245">
                <text:p>2.76672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3.402cm" style:legend-expansion="high" chart:style-name="ch2"/>
        <chart:plot-area chart:style-name="ch3" table:cell-range-address="Sheet3.F11:Sheet3.F19 Sheet3.H10:Sheet3.I19 Sheet3.K10:Sheet3.L19" chart:data-source-has-labels="row" svg:x="0.77cm" svg:y="0.855cm" svg:width="11.791cm" svg:height="7.545cm">
          <chartooo:coordinate-region svg:x="2.873cm" svg:y="1.067cm" svg:width="8.853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H11:Sheet3.H19" chart:label-cell-address="Sheet3.H10:Sheet3.H10" chart:class="chart:scatter">
            <chart:domain table:cell-range-address="Sheet3.F11:Sheet3.F19"/>
            <chart:data-point chart:repeated="9"/>
          </chart:series>
          <chart:series chart:style-name="ch8" chart:values-cell-range-address="Sheet3.I11:Sheet3.I19" chart:label-cell-address="Sheet3.I10:Sheet3.I10" chart:class="chart:scatter">
            <chart:data-point chart:repeated="9"/>
          </chart:series>
          <chart:series chart:style-name="ch9" chart:values-cell-range-address="Sheet3.K11:Sheet3.K19" chart:label-cell-address="Sheet3.K10:Sheet3.K10" chart:class="chart:scatter">
            <chart:data-point chart:repeated="9"/>
          </chart:series>
          <chart:series chart:style-name="ch10" chart:values-cell-range-address="Sheet3.L11:Sheet3.L19" chart:label-cell-address="Sheet3.L10:Sheet3.L10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(n)</text:p>
                <draw:g>
                  <svg:desc>Sheet3.H10:Sheet3.H10</svg:desc>
                </draw:g>
              </table:table-cell>
              <table:table-cell office:value-type="string">
                <text:p>f'(n)</text:p>
                <draw:g>
                  <svg:desc>Sheet3.I10:Sheet3.I10</svg:desc>
                </draw:g>
              </table:table-cell>
              <table:table-cell office:value-type="string">
                <text:p>Big O</text:p>
                <draw:g>
                  <svg:desc>Sheet3.K10:Sheet3.K10</svg:desc>
                </draw:g>
              </table:table-cell>
              <table:table-cell office:value-type="string">
                <text:p>difference</text:p>
                <draw:g>
                  <svg:desc>Sheet3.L10:Sheet3.L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">
                <text:p>40000</text:p>
                <draw:g>
                  <svg:desc>Sheet3.F11:Sheet3.F19</svg:desc>
                </draw:g>
              </table:table-cell>
              <table:table-cell office:value-type="float" office:value="30">
                <text:p>30</text:p>
                <draw:g>
                  <svg:desc>Sheet3.H11:Sheet3.H19</svg:desc>
                </draw:g>
              </table:table-cell>
              <table:table-cell office:value-type="float" office:value="2432586311.24">
                <text:p>2432586311.24</text:p>
                <draw:g>
                  <svg:desc>Sheet3.I11:Sheet3.I19</svg:desc>
                </draw:g>
              </table:table-cell>
              <table:table-cell office:value-type="float" office:value="2560000000">
                <text:p>2560000000</text:p>
                <draw:g>
                  <svg:desc>Sheet3.K11:Sheet3.K19</svg:desc>
                </draw:g>
              </table:table-cell>
              <table:table-cell office:value-type="float" office:value="127413688.76">
                <text:p>127413688.76</text:p>
                <draw:g>
                  <svg:desc>Sheet3.L11:Sheet3.L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00">
                <text:p>4100</text:p>
              </table:table-cell>
              <table:table-cell office:value-type="float" office:value="30">
                <text:p>30</text:p>
              </table:table-cell>
              <table:table-cell office:value-type="float" office:value="25094077.74">
                <text:p>25094077.74</text:p>
              </table:table-cell>
              <table:table-cell office:value-type="float" office:value="26896000">
                <text:p>26896000</text:p>
              </table:table-cell>
              <table:table-cell office:value-type="float" office:value="1801922.26">
                <text:p>1801922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0">
                <text:p>420</text:p>
              </table:table-cell>
              <table:table-cell office:value-type="float" office:value="40">
                <text:p>40</text:p>
              </table:table-cell>
              <table:table-cell office:value-type="float" office:value="218206.572">
                <text:p>218206.572</text:p>
              </table:table-cell>
              <table:table-cell office:value-type="float" office:value="282240">
                <text:p>282240</text:p>
              </table:table-cell>
              <table:table-cell office:value-type="float" office:value="64033.428">
                <text:p>64033.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0">
                <text:p>430</text:p>
              </table:table-cell>
              <table:table-cell office:value-type="float" office:value="70">
                <text:p>70</text:p>
              </table:table-cell>
              <table:table-cell office:value-type="float" office:value="229890.497">
                <text:p>229890.497</text:p>
              </table:table-cell>
              <table:table-cell office:value-type="float" office:value="295840">
                <text:p>295840</text:p>
              </table:table-cell>
              <table:table-cell office:value-type="float" office:value="65949.503">
                <text:p>65949.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0">
                <text:p>440</text:p>
              </table:table-cell>
              <table:table-cell office:value-type="float" office:value="110">
                <text:p>110</text:p>
              </table:table-cell>
              <table:table-cell office:value-type="float" office:value="241879.128">
                <text:p>241879.128</text:p>
              </table:table-cell>
              <table:table-cell office:value-type="float" office:value="309760">
                <text:p>309760</text:p>
              </table:table-cell>
              <table:table-cell office:value-type="float" office:value="67880.872">
                <text:p>67880.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">
                <text:p>450</text:p>
              </table:table-cell>
              <table:table-cell office:value-type="float" office:value="180">
                <text:p>180</text:p>
              </table:table-cell>
              <table:table-cell office:value-type="float" office:value="254172.465">
                <text:p>254172.465</text:p>
              </table:table-cell>
              <table:table-cell office:value-type="float" office:value="324000">
                <text:p>324000</text:p>
              </table:table-cell>
              <table:table-cell office:value-type="float" office:value="69827.535">
                <text:p>69827.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0">
                <text:p>460</text:p>
              </table:table-cell>
              <table:table-cell office:value-type="float" office:value="270">
                <text:p>270</text:p>
              </table:table-cell>
              <table:table-cell office:value-type="float" office:value="266770.508">
                <text:p>266770.508</text:p>
              </table:table-cell>
              <table:table-cell office:value-type="float" office:value="338560">
                <text:p>338560</text:p>
              </table:table-cell>
              <table:table-cell office:value-type="float" office:value="71789.492">
                <text:p>71789.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0">
                <text:p>470</text:p>
              </table:table-cell>
              <table:table-cell office:value-type="float" office:value="450">
                <text:p>450</text:p>
              </table:table-cell>
              <table:table-cell office:value-type="float" office:value="279673.257">
                <text:p>279673.257</text:p>
              </table:table-cell>
              <table:table-cell office:value-type="float" office:value="353440">
                <text:p>353440</text:p>
              </table:table-cell>
              <table:table-cell office:value-type="float" office:value="73766.743">
                <text:p>73766.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">
                <text:p>480</text:p>
              </table:table-cell>
              <table:table-cell office:value-type="float" office:value="730">
                <text:p>730</text:p>
              </table:table-cell>
              <table:table-cell office:value-type="float" office:value="292880.712">
                <text:p>292880.712</text:p>
              </table:table-cell>
              <table:table-cell office:value-type="float" office:value="368640">
                <text:p>368640</text:p>
              </table:table-cell>
              <table:table-cell office:value-type="float" office:value="75759.2879999999">
                <text:p>75759.287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